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d4ea6b"/>
      <style:map style:condition="cell-content()&gt;[$Sheet1.$H$2]" style:apply-style-name="Good" style:base-cell-address="Sheet1.E2"/>
      <style:map style:condition="cell-content()&lt;[$Sheet1.$H$2]" style:apply-style-name="Bad" style:base-cell-address="Sheet1.E2"/>
    </style:style>
    <style:style style:name="ce4" style:family="table-cell" style:parent-style-name="Default">
      <style:table-cell-properties fo:background-color="#d4ea6b"/>
      <style:map style:condition="cell-content()&gt;[$Sheet1.$E$2]" style:apply-style-name="Good" style:base-cell-address="Sheet1.H2"/>
      <style:map style:condition="cell-content()&lt;[$Sheet1.$E$2]" style:apply-style-name="Bad" style:base-cell-address="Sheet1.H2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column table:style-name="co10" table:default-cell-style-name="ce5"/>
        <table:table-column table:style-name="co10" table:number-columns-repeated="2" table:default-cell-style-name="Default"/>
        <table:table-column table:style-name="co10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Player 1 starting position: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layer 2 starting position: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Score P1:</text:p>
          </table:table-cell>
          <table:table-cell table:style-name="ce3" table:formula="of:=SUM([.E5:.E14])" office:value-type="float" office:value="444356092776315" calcext:value-type="float">
            <text:p>444356092776315</text:p>
          </table:table-cell>
          <table:table-cell/>
          <table:table-cell office:value-type="string" calcext:value-type="string">
            <text:p>Score P2:</text:p>
          </table:table-cell>
          <table:table-cell table:style-name="ce4" table:formula="of:=SUM([.H5:.H14])" office:value-type="float" office:value="341960390180808" calcext:value-type="float">
            <text:p>34196039018080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 office:value-type="string" calcext:value-type="string">
            <text:p>Rati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string" calcext:value-type="string">
            <text:p>universes</text:p>
          </table:table-cell>
          <table:table-cell office:value-type="string" calcext:value-type="string">
            <text:p>proba player 1</text:p>
          </table:table-cell>
          <table:table-cell office:value-type="string" calcext:value-type="string">
            <text:p>win player 1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proba player 2</text:p>
          </table:table-cell>
          <table:table-cell office:value-type="string" calcext:value-type="string">
            <text:p>win player 2</text:p>
          </table:table-cell>
          <table:table-cell office:value-type="string" calcext:value-type="string">
            <text:p>remaining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K4]+1" office:value-type="float" office:value="2" calcext:value-type="float">
            <text:p>2</text:p>
          </table:table-cell>
          <table:table-cell table:formula="of:=[.L4]+1" office:value-type="float" office:value="2" calcext:value-type="float">
            <text:p>2</text:p>
          </table:table-cell>
          <table:table-cell table:formula="of:=[.M4]+1" office:value-type="float" office:value="2" calcext:value-type="float">
            <text:p>2</text:p>
          </table:table-cell>
          <table:table-cell table:style-name="Default" table:formula="of:=[.N4]+1" office:value-type="float" office:value="3" calcext:value-type="float">
            <text:p>3</text:p>
          </table:table-cell>
          <table:table-cell table:formula="of:=[.O4]+1" office:value-type="float" office:value="3" calcext:value-type="float">
            <text:p>3</text:p>
          </table:table-cell>
          <table:table-cell table:formula="of:=[.P4]+1" office:value-type="float" office:value="3" calcext:value-type="float">
            <text:p>3</text:p>
          </table:table-cell>
          <table:table-cell table:style-name="Default" table:formula="of:=[.Q4]+1" office:value-type="float" office:value="4" calcext:value-type="float">
            <text:p>4</text:p>
          </table:table-cell>
          <table:table-cell table:formula="of:=[.R4]+1" office:value-type="float" office:value="4" calcext:value-type="float">
            <text:p>4</text:p>
          </table:table-cell>
          <table:table-cell table:formula="of:=[.S4]+1" office:value-type="float" office:value="4" calcext:value-type="float">
            <text:p>4</text:p>
          </table:table-cell>
          <table:table-cell table:style-name="Default" table:formula="of:=[.T4]+1" office:value-type="float" office:value="5" calcext:value-type="float">
            <text:p>5</text:p>
          </table:table-cell>
          <table:table-cell table:formula="of:=[.U4]+1" office:value-type="float" office:value="5" calcext:value-type="float">
            <text:p>5</text:p>
          </table:table-cell>
          <table:table-cell table:formula="of:=[.V4]+1" office:value-type="float" office:value="5" calcext:value-type="float">
            <text:p>5</text:p>
          </table:table-cell>
          <table:table-cell table:style-name="Default" table:formula="of:=[.W4]+1" office:value-type="float" office:value="6" calcext:value-type="float">
            <text:p>6</text:p>
          </table:table-cell>
          <table:table-cell table:formula="of:=[.X4]+1" office:value-type="float" office:value="6" calcext:value-type="float">
            <text:p>6</text:p>
          </table:table-cell>
          <table:table-cell table:formula="of:=[.Y4]+1" office:value-type="float" office:value="6" calcext:value-type="float">
            <text:p>6</text:p>
          </table:table-cell>
          <table:table-cell table:style-name="Default" table:formula="of:=[.Z4]+1" office:value-type="float" office:value="7" calcext:value-type="float">
            <text:p>7</text:p>
          </table:table-cell>
          <table:table-cell table:formula="of:=[.AA4]+1" office:value-type="float" office:value="7" calcext:value-type="float">
            <text:p>7</text:p>
          </table:table-cell>
          <table:table-cell table:formula="of:=[.AB4]+1" office:value-type="float" office:value="7" calcext:value-type="float">
            <text:p>7</text:p>
          </table:table-cell>
          <table:table-cell table:style-name="Default" table:formula="of:=[.AC4]+1" office:value-type="float" office:value="8" calcext:value-type="float">
            <text:p>8</text:p>
          </table:table-cell>
          <table:table-cell table:formula="of:=[.AD4]+1" office:value-type="float" office:value="8" calcext:value-type="float">
            <text:p>8</text:p>
          </table:table-cell>
          <table:table-cell table:formula="of:=[.AE4]+1" office:value-type="float" office:value="8" calcext:value-type="float">
            <text:p>8</text:p>
          </table:table-cell>
          <table:table-cell table:style-name="Default" table:formula="of:=[.AF4]+1" office:value-type="float" office:value="9" calcext:value-type="float">
            <text:p>9</text:p>
          </table:table-cell>
          <table:table-cell table:formula="of:=[.AG4]+1" office:value-type="float" office:value="9" calcext:value-type="float">
            <text:p>9</text:p>
          </table:table-cell>
          <table:table-cell table:formula="of:=[.AH4]+1" office:value-type="float" office:value="9" calcext:value-type="float">
            <text:p>9</text:p>
          </table:table-cell>
          <table:table-cell table:style-name="Default" table:formula="of:=[.AI4]+1" office:value-type="float" office:value="10" calcext:value-type="float">
            <text:p>10</text:p>
          </table:table-cell>
          <table:table-cell table:formula="of:=[.AJ4]+1" office:value-type="float" office:value="10" calcext:value-type="float">
            <text:p>10</text:p>
          </table:table-cell>
          <table:table-cell table:formula="of:=[.AK4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NDIRECT(ADDRESS(ROW([.D5]);COLUMN([.$K5])+3*[.$B$1]-3))/INDIRECT(ADDRESS(ROW([.D5]);COLUMN([.$K5])+3*[.$B$1]-2))" office:value-type="float" office:value="0" calcext:value-type="float">
            <text:p>0</text:p>
          </table:table-cell>
          <table:table-cell table:formula="of:=[.C5]*[.D5]" office:value-type="float" office:value="0" calcext:value-type="float">
            <text:p>0</text:p>
          </table:table-cell>
          <table:table-cell table:formula="of:=([.C5]-[.E5])*[.$C$5]" office:value-type="float" office:value="729" calcext:value-type="float">
            <text:p>729</text:p>
          </table:table-cell>
          <table:table-cell table:formula="of:=INDIRECT(ADDRESS(ROW([.G5]);COLUMN([.$K5])+3*[.$B$2]-3))/INDIRECT(ADDRESS(ROW([.G5]);COLUMN([.$K5])+3*[.$B$2]-2))" office:value-type="float" office:value="0" calcext:value-type="float">
            <text:p>0</text:p>
          </table:table-cell>
          <table:table-cell table:formula="of:=[.F5]*[.G5]" office:value-type="float" office:value="0" calcext:value-type="float">
            <text:p>0</text:p>
          </table:table-cell>
          <table:table-cell table:formula="of:=([.F5]-[.H5])*[.$C$5]" office:value-type="float" office:value="19683" calcext:value-type="float">
            <text:p>196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L5]-[.K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O5]-[.N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R5]-[.Q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U5]-[.T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X5]-[.W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AA5]-[.Z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AD5]-[.AC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AG5]-[.AF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AJ5]-[.AI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C$5]" office:value-type="float" office:value="27" calcext:value-type="float">
            <text:p>27</text:p>
          </table:table-cell>
          <table:table-cell table:formula="of:=[.AM5]-[.AL5]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5]+1" office:value-type="float" office:value="2" calcext:value-type="float">
            <text:p>2</text:p>
          </table:table-cell>
          <table:table-cell table:formula="of:=[.I5]" office:value-type="float" office:value="19683" calcext:value-type="float">
            <text:p>19683</text:p>
          </table:table-cell>
          <table:table-cell table:formula="of:=INDIRECT(ADDRESS(ROW([.D6]);COLUMN([.$K6])+3*[.$B$1]-3))/INDIRECT(ADDRESS(ROW([.D6]);COLUMN([.$K6])+3*[.$B$1]-2))"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table:formula="of:=([.C6]-[.E6])*[.$C$5]" office:value-type="float" office:value="531441" calcext:value-type="float">
            <text:p>531441</text:p>
          </table:table-cell>
          <table:table-cell table:formula="of:=INDIRECT(ADDRESS(ROW([.G6]);COLUMN([.$K6])+3*[.$B$2]-3))/INDIRECT(ADDRESS(ROW([.G6]);COLUMN([.$K6])+3*[.$B$2]-2))" office:value-type="float" office:value="0" calcext:value-type="float">
            <text:p>0</text:p>
          </table:table-cell>
          <table:table-cell table:formula="of:=[.F6]*[.G6]" office:value-type="float" office:value="0" calcext:value-type="float">
            <text:p>0</text:p>
          </table:table-cell>
          <table:table-cell table:formula="of:=([.F6]-[.H6])*[.$C$5]" office:value-type="float" office:value="14348907" calcext:value-type="float">
            <text:p>143489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5]*[.$C$5]" office:value-type="float" office:value="729" calcext:value-type="float">
            <text:p>729</text:p>
          </table:table-cell>
          <table:table-cell table:formula="of:=[.L6]-[.K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P5]*[.$C$5]" office:value-type="float" office:value="729" calcext:value-type="float">
            <text:p>729</text:p>
          </table:table-cell>
          <table:table-cell table:formula="of:=[.O6]-[.N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S5]*[.$C$5]" office:value-type="float" office:value="729" calcext:value-type="float">
            <text:p>729</text:p>
          </table:table-cell>
          <table:table-cell table:formula="of:=[.R6]-[.Q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V5]*[.$C$5]" office:value-type="float" office:value="729" calcext:value-type="float">
            <text:p>729</text:p>
          </table:table-cell>
          <table:table-cell table:formula="of:=[.U6]-[.T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Y5]*[.$C$5]" office:value-type="float" office:value="729" calcext:value-type="float">
            <text:p>729</text:p>
          </table:table-cell>
          <table:table-cell table:formula="of:=[.X6]-[.W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AB5]*[.$C$5]" office:value-type="float" office:value="729" calcext:value-type="float">
            <text:p>729</text:p>
          </table:table-cell>
          <table:table-cell table:formula="of:=[.AA6]-[.Z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AE5]*[.$C$5]" office:value-type="float" office:value="729" calcext:value-type="float">
            <text:p>729</text:p>
          </table:table-cell>
          <table:table-cell table:formula="of:=[.AD6]-[.AC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AH5]*[.$C$5]" office:value-type="float" office:value="729" calcext:value-type="float">
            <text:p>729</text:p>
          </table:table-cell>
          <table:table-cell table:formula="of:=[.AG6]-[.AF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AK5]*[.$C$5]" office:value-type="float" office:value="729" calcext:value-type="float">
            <text:p>729</text:p>
          </table:table-cell>
          <table:table-cell table:formula="of:=[.AJ6]-[.AI6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AN5]*[.$C$5]" office:value-type="float" office:value="729" calcext:value-type="float">
            <text:p>729</text:p>
          </table:table-cell>
          <table:table-cell table:formula="of:=[.AM6]-[.AL6]" office:value-type="float" office:value="729" calcext:value-type="float">
            <text:p>729</text:p>
          </table:table-cell>
        </table:table-row>
        <table:table-row table:style-name="ro1">
          <table:table-cell/>
          <table:table-cell table:formula="of:=[.B6]+1" office:value-type="float" office:value="3" calcext:value-type="float">
            <text:p>3</text:p>
          </table:table-cell>
          <table:table-cell table:formula="of:=[.I6]" office:value-type="float" office:value="14348907" calcext:value-type="float">
            <text:p>14348907</text:p>
          </table:table-cell>
          <table:table-cell table:formula="of:=INDIRECT(ADDRESS(ROW([.D7]);COLUMN([.$K7])+3*[.$B$1]-3))/INDIRECT(ADDRESS(ROW([.D7]);COLUMN([.$K7])+3*[.$B$1]-2))" office:value-type="float" office:value="0.23411065386374" calcext:value-type="float">
            <text:p>0.23411065386374</text:p>
          </table:table-cell>
          <table:table-cell table:formula="of:=[.C7]*[.D7]" office:value-type="float" office:value="3359232" calcext:value-type="float">
            <text:p>3359232</text:p>
          </table:table-cell>
          <table:table-cell table:formula="of:=([.C7]-[.E7])*[.$C$5]" office:value-type="float" office:value="296721225" calcext:value-type="float">
            <text:p>296721225</text:p>
          </table:table-cell>
          <table:table-cell table:formula="of:=INDIRECT(ADDRESS(ROW([.G7]);COLUMN([.$K7])+3*[.$B$2]-3))/INDIRECT(ADDRESS(ROW([.G7]);COLUMN([.$K7])+3*[.$B$2]-2))" office:value-type="float" office:value="0.0878931057257532" calcext:value-type="float">
            <text:p>0.087893105725753</text:p>
          </table:table-cell>
          <table:table-cell table:formula="of:=[.F7]*[.G7]" office:value-type="float" office:value="26079750" calcext:value-type="float">
            <text:p>26079750</text:p>
          </table:table-cell>
          <table:table-cell table:formula="of:=([.F7]-[.H7])*[.$C$5]" office:value-type="float" office:value="7307319825" calcext:value-type="float">
            <text:p>7307319825</text:p>
          </table:table-cell>
          <table:table-cell/>
          <table:table-cell office:value-type="float" office:value="3947" calcext:value-type="float">
            <text:p>3947</text:p>
          </table:table-cell>
          <table:table-cell table:formula="of:=[.M6]*[.$C$5]" office:value-type="float" office:value="19683" calcext:value-type="float">
            <text:p>19683</text:p>
          </table:table-cell>
          <table:table-cell table:formula="of:=[.L7]-[.K7]" office:value-type="float" office:value="15736" calcext:value-type="float">
            <text:p>15736</text:p>
          </table:table-cell>
          <table:table-cell office:value-type="float" office:value="4935" calcext:value-type="float">
            <text:p>4935</text:p>
          </table:table-cell>
          <table:table-cell table:formula="of:=[.P6]*[.$C$5]" office:value-type="float" office:value="19683" calcext:value-type="float">
            <text:p>19683</text:p>
          </table:table-cell>
          <table:table-cell table:formula="of:=[.O7]-[.N7]" office:value-type="float" office:value="14748" calcext:value-type="float">
            <text:p>14748</text:p>
          </table:table-cell>
          <table:table-cell office:value-type="float" office:value="5401" calcext:value-type="float">
            <text:p>5401</text:p>
          </table:table-cell>
          <table:table-cell table:formula="of:=[.S6]*[.$C$5]" office:value-type="float" office:value="19683" calcext:value-type="float">
            <text:p>19683</text:p>
          </table:table-cell>
          <table:table-cell table:formula="of:=[.R7]-[.Q7]" office:value-type="float" office:value="14282" calcext:value-type="float">
            <text:p>14282</text:p>
          </table:table-cell>
          <table:table-cell office:value-type="float" office:value="4608" calcext:value-type="float">
            <text:p>4608</text:p>
          </table:table-cell>
          <table:table-cell table:formula="of:=[.V6]*[.$C$5]" office:value-type="float" office:value="19683" calcext:value-type="float">
            <text:p>19683</text:p>
          </table:table-cell>
          <table:table-cell table:formula="of:=[.U7]-[.T7]" office:value-type="float" office:value="15075" calcext:value-type="float">
            <text:p>15075</text:p>
          </table:table-cell>
          <table:table-cell office:value-type="float" office:value="3122" calcext:value-type="float">
            <text:p>3122</text:p>
          </table:table-cell>
          <table:table-cell table:formula="of:=[.Y6]*[.$C$5]" office:value-type="float" office:value="19683" calcext:value-type="float">
            <text:p>19683</text:p>
          </table:table-cell>
          <table:table-cell table:formula="of:=[.X7]-[.W7]" office:value-type="float" office:value="16561" calcext:value-type="float">
            <text:p>16561</text:p>
          </table:table-cell>
          <table:table-cell office:value-type="float" office:value="1755" calcext:value-type="float">
            <text:p>1755</text:p>
          </table:table-cell>
          <table:table-cell table:formula="of:=[.AB6]*[.$C$5]" office:value-type="float" office:value="19683" calcext:value-type="float">
            <text:p>19683</text:p>
          </table:table-cell>
          <table:table-cell table:formula="of:=[.AA7]-[.Z7]" office:value-type="float" office:value="17928" calcext:value-type="float">
            <text:p>17928</text:p>
          </table:table-cell>
          <table:table-cell office:value-type="float" office:value="1402" calcext:value-type="float">
            <text:p>1402</text:p>
          </table:table-cell>
          <table:table-cell table:formula="of:=[.AE6]*[.$C$5]" office:value-type="float" office:value="19683" calcext:value-type="float">
            <text:p>19683</text:p>
          </table:table-cell>
          <table:table-cell table:formula="of:=[.AD7]-[.AC7]" office:value-type="float" office:value="18281" calcext:value-type="float">
            <text:p>18281</text:p>
          </table:table-cell>
          <table:table-cell office:value-type="float" office:value="1730" calcext:value-type="float">
            <text:p>1730</text:p>
          </table:table-cell>
          <table:table-cell table:formula="of:=[.AH6]*[.$C$5]" office:value-type="float" office:value="19683" calcext:value-type="float">
            <text:p>19683</text:p>
          </table:table-cell>
          <table:table-cell table:formula="of:=[.AG7]-[.AF7]" office:value-type="float" office:value="17953" calcext:value-type="float">
            <text:p>17953</text:p>
          </table:table-cell>
          <table:table-cell office:value-type="float" office:value="2343" calcext:value-type="float">
            <text:p>2343</text:p>
          </table:table-cell>
          <table:table-cell table:formula="of:=[.AK6]*[.$C$5]" office:value-type="float" office:value="19683" calcext:value-type="float">
            <text:p>19683</text:p>
          </table:table-cell>
          <table:table-cell table:formula="of:=[.AJ7]-[.AI7]" office:value-type="float" office:value="17340" calcext:value-type="float">
            <text:p>17340</text:p>
          </table:table-cell>
          <table:table-cell office:value-type="float" office:value="2995" calcext:value-type="float">
            <text:p>2995</text:p>
          </table:table-cell>
          <table:table-cell table:formula="of:=[.AN6]*[.$C$5]" office:value-type="float" office:value="19683" calcext:value-type="float">
            <text:p>19683</text:p>
          </table:table-cell>
          <table:table-cell table:formula="of:=[.AM7]-[.AL7]" office:value-type="float" office:value="16688" calcext:value-type="float">
            <text:p>16688</text:p>
          </table:table-cell>
        </table:table-row>
        <table:table-row table:style-name="ro1">
          <table:table-cell/>
          <table:table-cell table:formula="of:=[.B7]+1" office:value-type="float" office:value="4" calcext:value-type="float">
            <text:p>4</text:p>
          </table:table-cell>
          <table:table-cell table:formula="of:=[.I7]" office:value-type="float" office:value="7307319825" calcext:value-type="float">
            <text:p>7307319825</text:p>
          </table:table-cell>
          <table:table-cell table:formula="of:=INDIRECT(ADDRESS(ROW([.D8]);COLUMN([.$K8])+3*[.$B$1]-3))/INDIRECT(ADDRESS(ROW([.D8]);COLUMN([.$K8])+3*[.$B$1]-2))" office:value-type="float" office:value="0.613087648178859" calcext:value-type="float">
            <text:p>0.613087648178859</text:p>
          </table:table-cell>
          <table:table-cell table:formula="of:=[.C8]*[.D8]" office:value-type="float" office:value="4480027526" calcext:value-type="float">
            <text:p>4480027526</text:p>
          </table:table-cell>
          <table:table-cell table:formula="of:=([.C8]-[.E8])*[.$C$5]" office:value-type="float" office:value="76336892073" calcext:value-type="float">
            <text:p>76336892073</text:p>
          </table:table-cell>
          <table:table-cell table:formula="of:=INDIRECT(ADDRESS(ROW([.G8]);COLUMN([.$K8])+3*[.$B$2]-3))/INDIRECT(ADDRESS(ROW([.G8]);COLUMN([.$K8])+3*[.$B$2]-2))" office:value-type="float" office:value="0.475894877777572" calcext:value-type="float">
            <text:p>0.475894877777572</text:p>
          </table:table-cell>
          <table:table-cell table:formula="of:=[.F8]*[.G8]" office:value-type="float" office:value="36328335923" calcext:value-type="float">
            <text:p>36328335923</text:p>
          </table:table-cell>
          <table:table-cell table:formula="of:=([.F8]-[.H8])*[.$C$5]" office:value-type="float" office:value="1080231016050" calcext:value-type="float">
            <text:p>1080231016050</text:p>
          </table:table-cell>
          <table:table-cell/>
          <table:table-cell office:value-type="float" office:value="261541" calcext:value-type="float">
            <text:p>261541</text:p>
          </table:table-cell>
          <table:table-cell table:formula="of:=[.M7]*[.$C$5]" office:value-type="float" office:value="424872" calcext:value-type="float">
            <text:p>424872</text:p>
          </table:table-cell>
          <table:table-cell table:formula="of:=[.L8]-[.K8]" office:value-type="float" office:value="163331" calcext:value-type="float">
            <text:p>163331</text:p>
          </table:table-cell>
          <table:table-cell office:value-type="float" office:value="271881" calcext:value-type="float">
            <text:p>271881</text:p>
          </table:table-cell>
          <table:table-cell table:formula="of:=[.P7]*[.$C$5]" office:value-type="float" office:value="398196" calcext:value-type="float">
            <text:p>398196</text:p>
          </table:table-cell>
          <table:table-cell table:formula="of:=[.O8]-[.N8]" office:value-type="float" office:value="126315" calcext:value-type="float">
            <text:p>126315</text:p>
          </table:table-cell>
          <table:table-cell office:value-type="float" office:value="267290" calcext:value-type="float">
            <text:p>267290</text:p>
          </table:table-cell>
          <table:table-cell table:formula="of:=[.S7]*[.$C$5]" office:value-type="float" office:value="385614" calcext:value-type="float">
            <text:p>385614</text:p>
          </table:table-cell>
          <table:table-cell table:formula="of:=[.R8]-[.Q8]" office:value-type="float" office:value="118324" calcext:value-type="float">
            <text:p>118324</text:p>
          </table:table-cell>
          <table:table-cell office:value-type="float" office:value="249542" calcext:value-type="float">
            <text:p>249542</text:p>
          </table:table-cell>
          <table:table-cell table:formula="of:=[.V7]*[.$C$5]" office:value-type="float" office:value="407025" calcext:value-type="float">
            <text:p>407025</text:p>
          </table:table-cell>
          <table:table-cell table:formula="of:=[.U8]-[.T8]" office:value-type="float" office:value="157483" calcext:value-type="float">
            <text:p>157483</text:p>
          </table:table-cell>
          <table:table-cell office:value-type="float" office:value="234412" calcext:value-type="float">
            <text:p>234412</text:p>
          </table:table-cell>
          <table:table-cell table:formula="of:=[.Y7]*[.$C$5]" office:value-type="float" office:value="447147" calcext:value-type="float">
            <text:p>447147</text:p>
          </table:table-cell>
          <table:table-cell table:formula="of:=[.X8]-[.W8]" office:value-type="float" office:value="212735" calcext:value-type="float">
            <text:p>212735</text:p>
          </table:table-cell>
          <table:table-cell office:value-type="float" office:value="227988" calcext:value-type="float">
            <text:p>227988</text:p>
          </table:table-cell>
          <table:table-cell table:formula="of:=[.AB7]*[.$C$5]" office:value-type="float" office:value="484056" calcext:value-type="float">
            <text:p>484056</text:p>
          </table:table-cell>
          <table:table-cell table:formula="of:=[.AA8]-[.Z8]" office:value-type="float" office:value="256068" calcext:value-type="float">
            <text:p>256068</text:p>
          </table:table-cell>
          <table:table-cell office:value-type="float" office:value="229668" calcext:value-type="float">
            <text:p>229668</text:p>
          </table:table-cell>
          <table:table-cell table:formula="of:=[.AE7]*[.$C$5]" office:value-type="float" office:value="493587" calcext:value-type="float">
            <text:p>493587</text:p>
          </table:table-cell>
          <table:table-cell table:formula="of:=[.AD8]-[.AC8]" office:value-type="float" office:value="263919" calcext:value-type="float">
            <text:p>263919</text:p>
          </table:table-cell>
          <table:table-cell office:value-type="float" office:value="230681" calcext:value-type="float">
            <text:p>230681</text:p>
          </table:table-cell>
          <table:table-cell table:formula="of:=[.AH7]*[.$C$5]" office:value-type="float" office:value="484731" calcext:value-type="float">
            <text:p>484731</text:p>
          </table:table-cell>
          <table:table-cell table:formula="of:=[.AG8]-[.AF8]" office:value-type="float" office:value="254050" calcext:value-type="float">
            <text:p>254050</text:p>
          </table:table-cell>
          <table:table-cell office:value-type="float" office:value="234202" calcext:value-type="float">
            <text:p>234202</text:p>
          </table:table-cell>
          <table:table-cell table:formula="of:=[.AK7]*[.$C$5]" office:value-type="float" office:value="468180" calcext:value-type="float">
            <text:p>468180</text:p>
          </table:table-cell>
          <table:table-cell table:formula="of:=[.AJ8]-[.AI8]" office:value-type="float" office:value="233978" calcext:value-type="float">
            <text:p>233978</text:p>
          </table:table-cell>
          <table:table-cell office:value-type="float" office:value="244827" calcext:value-type="float">
            <text:p>244827</text:p>
          </table:table-cell>
          <table:table-cell table:formula="of:=[.AN7]*[.$C$5]" office:value-type="float" office:value="450576" calcext:value-type="float">
            <text:p>450576</text:p>
          </table:table-cell>
          <table:table-cell table:formula="of:=[.AM8]-[.AL8]" office:value-type="float" office:value="205749" calcext:value-type="float">
            <text:p>205749</text:p>
          </table:table-cell>
        </table:table-row>
        <table:table-row table:style-name="ro1">
          <table:table-cell/>
          <table:table-cell table:formula="of:=[.B8]+1" office:value-type="float" office:value="5" calcext:value-type="float">
            <text:p>5</text:p>
          </table:table-cell>
          <table:table-cell table:formula="of:=[.I8]" office:value-type="float" office:value="1080231016050" calcext:value-type="float">
            <text:p>1080231016050</text:p>
          </table:table-cell>
          <table:table-cell table:formula="of:=INDIRECT(ADDRESS(ROW([.D9]);COLUMN([.$K9])+3*[.$B$1]-3))/INDIRECT(ADDRESS(ROW([.D9]);COLUMN([.$K9])+3*[.$B$1]-2))" office:value-type="float" office:value="0.75715497569285" calcext:value-type="float">
            <text:p>0.75715497569285</text:p>
          </table:table-cell>
          <table:table-cell table:formula="of:=[.C9]*[.D9]" office:value-type="float" office:value="817902288700" calcext:value-type="float">
            <text:p>817902288700</text:p>
          </table:table-cell>
          <table:table-cell table:formula="of:=([.C9]-[.E9])*[.$C$5]" office:value-type="float" office:value="7082875638450" calcext:value-type="float">
            <text:p>7082875638450</text:p>
          </table:table-cell>
          <table:table-cell table:formula="of:=INDIRECT(ADDRESS(ROW([.G9]);COLUMN([.$K9])+3*[.$B$2]-3))/INDIRECT(ADDRESS(ROW([.G9]);COLUMN([.$K9])+3*[.$B$2]-2))" office:value-type="float" office:value="0.794294065764249" calcext:value-type="float">
            <text:p>0.794294065764249</text:p>
          </table:table-cell>
          <table:table-cell table:formula="of:=[.F9]*[.G9]" office:value-type="float" office:value="5625886088167" calcext:value-type="float">
            <text:p>5625886088167</text:p>
          </table:table-cell>
          <table:table-cell table:formula="of:=([.F9]-[.H9])*[.$C$5]" office:value-type="float" office:value="39338717857641" calcext:value-type="float">
            <text:p>39338717857641</text:p>
          </table:table-cell>
          <table:table-cell/>
          <table:table-cell office:value-type="float" office:value="3710945" calcext:value-type="float">
            <text:p>3710945</text:p>
          </table:table-cell>
          <table:table-cell table:formula="of:=[.M8]*[.$C$5]" office:value-type="float" office:value="4409937" calcext:value-type="float">
            <text:p>4409937</text:p>
          </table:table-cell>
          <table:table-cell table:formula="of:=[.L9]-[.K9]" office:value-type="float" office:value="698992" calcext:value-type="float">
            <text:p>698992</text:p>
          </table:table-cell>
          <table:table-cell office:value-type="float" office:value="2879741" calcext:value-type="float">
            <text:p>2879741</text:p>
          </table:table-cell>
          <table:table-cell table:formula="of:=[.P8]*[.$C$5]" office:value-type="float" office:value="3410505" calcext:value-type="float">
            <text:p>3410505</text:p>
          </table:table-cell>
          <table:table-cell table:formula="of:=[.O9]-[.N9]" office:value-type="float" office:value="530764" calcext:value-type="float">
            <text:p>530764</text:p>
          </table:table-cell>
          <table:table-cell office:value-type="float" office:value="2573275" calcext:value-type="float">
            <text:p>2573275</text:p>
          </table:table-cell>
          <table:table-cell table:formula="of:=[.S8]*[.$C$5]" office:value-type="float" office:value="3194748" calcext:value-type="float">
            <text:p>3194748</text:p>
          </table:table-cell>
          <table:table-cell table:formula="of:=[.R9]-[.Q9]" office:value-type="float" office:value="621473" calcext:value-type="float">
            <text:p>621473</text:p>
          </table:table-cell>
          <table:table-cell office:value-type="float" office:value="3219454" calcext:value-type="float">
            <text:p>3219454</text:p>
          </table:table-cell>
          <table:table-cell table:formula="of:=[.V8]*[.$C$5]" office:value-type="float" office:value="4252041" calcext:value-type="float">
            <text:p>4252041</text:p>
          </table:table-cell>
          <table:table-cell table:formula="of:=[.U9]-[.T9]" office:value-type="float" office:value="1032587" calcext:value-type="float">
            <text:p>1032587</text:p>
          </table:table-cell>
          <table:table-cell office:value-type="float" office:value="4315409" calcext:value-type="float">
            <text:p>4315409</text:p>
          </table:table-cell>
          <table:table-cell table:formula="of:=[.Y8]*[.$C$5]" office:value-type="float" office:value="5743845" calcext:value-type="float">
            <text:p>5743845</text:p>
          </table:table-cell>
          <table:table-cell table:formula="of:=[.X9]-[.W9]" office:value-type="float" office:value="1428436" calcext:value-type="float">
            <text:p>1428436</text:p>
          </table:table-cell>
          <table:table-cell office:value-type="float" office:value="5270854" calcext:value-type="float">
            <text:p>5270854</text:p>
          </table:table-cell>
          <table:table-cell table:formula="of:=[.AB8]*[.$C$5]" office:value-type="float" office:value="6913836" calcext:value-type="float">
            <text:p>6913836</text:p>
          </table:table-cell>
          <table:table-cell table:formula="of:=[.AA9]-[.Z9]" office:value-type="float" office:value="1642982" calcext:value-type="float">
            <text:p>1642982</text:p>
          </table:table-cell>
          <table:table-cell office:value-type="float" office:value="5561996" calcext:value-type="float">
            <text:p>5561996</text:p>
          </table:table-cell>
          <table:table-cell table:formula="of:=[.AE8]*[.$C$5]" office:value-type="float" office:value="7125813" calcext:value-type="float">
            <text:p>7125813</text:p>
          </table:table-cell>
          <table:table-cell table:formula="of:=[.AD9]-[.AC9]" office:value-type="float" office:value="1563817" calcext:value-type="float">
            <text:p>1563817</text:p>
          </table:table-cell>
          <table:table-cell office:value-type="float" office:value="5448341" calcext:value-type="float">
            <text:p>5448341</text:p>
          </table:table-cell>
          <table:table-cell table:formula="of:=[.AH8]*[.$C$5]" office:value-type="float" office:value="6859350" calcext:value-type="float">
            <text:p>6859350</text:p>
          </table:table-cell>
          <table:table-cell table:formula="of:=[.AG9]-[.AF9]" office:value-type="float" office:value="1411009" calcext:value-type="float">
            <text:p>1411009</text:p>
          </table:table-cell>
          <table:table-cell office:value-type="float" office:value="5100189" calcext:value-type="float">
            <text:p>5100189</text:p>
          </table:table-cell>
          <table:table-cell table:formula="of:=[.AK8]*[.$C$5]" office:value-type="float" office:value="6317406" calcext:value-type="float">
            <text:p>6317406</text:p>
          </table:table-cell>
          <table:table-cell table:formula="of:=[.AJ9]-[.AI9]" office:value-type="float" office:value="1217217" calcext:value-type="float">
            <text:p>1217217</text:p>
          </table:table-cell>
          <table:table-cell office:value-type="float" office:value="4564028" calcext:value-type="float">
            <text:p>4564028</text:p>
          </table:table-cell>
          <table:table-cell table:formula="of:=[.AN8]*[.$C$5]" office:value-type="float" office:value="5555223" calcext:value-type="float">
            <text:p>5555223</text:p>
          </table:table-cell>
          <table:table-cell table:formula="of:=[.AM9]-[.AL9]" office:value-type="float" office:value="991195" calcext:value-type="float">
            <text:p>991195</text:p>
          </table:table-cell>
        </table:table-row>
        <table:table-row table:style-name="ro1">
          <table:table-cell/>
          <table:table-cell table:formula="of:=[.B9]+1" office:value-type="float" office:value="6" calcext:value-type="float">
            <text:p>6</text:p>
          </table:table-cell>
          <table:table-cell table:formula="of:=[.I9]" office:value-type="float" office:value="39338717857641" calcext:value-type="float">
            <text:p>39338717857641</text:p>
          </table:table-cell>
          <table:table-cell table:formula="of:=INDIRECT(ADDRESS(ROW([.D10]);COLUMN([.$K10])+3*[.$B$1]-3))/INDIRECT(ADDRESS(ROW([.D10]);COLUMN([.$K10])+3*[.$B$1]-2))" office:value-type="float" office:value="0.893314594350924" calcext:value-type="float">
            <text:p>0.893314594350924</text:p>
          </table:table-cell>
          <table:table-cell table:formula="of:=[.C10]*[.D10]" office:value-type="float" office:value="35141850785284" calcext:value-type="float">
            <text:p>35141850785284</text:p>
          </table:table-cell>
          <table:table-cell table:formula="of:=([.C10]-[.E10])*[.$C$5]" office:value-type="float" office:value="113315410953639" calcext:value-type="float">
            <text:p>113315410953639</text:p>
          </table:table-cell>
          <table:table-cell table:formula="of:=INDIRECT(ADDRESS(ROW([.G10]);COLUMN([.$K10])+3*[.$B$2]-3))/INDIRECT(ADDRESS(ROW([.G10]);COLUMN([.$K10])+3*[.$B$2]-2))" office:value-type="float" office:value="0.90759396946388" calcext:value-type="float">
            <text:p>0.90759396946388</text:p>
          </table:table-cell>
          <table:table-cell table:formula="of:=[.F10]*[.G10]" office:value-type="float" office:value="102844383628844" calcext:value-type="float">
            <text:p>102844383628844</text:p>
          </table:table-cell>
          <table:table-cell table:formula="of:=([.F10]-[.H10])*[.$C$5]" office:value-type="float" office:value="282717737769465" calcext:value-type="float">
            <text:p>282717737769465</text:p>
          </table:table-cell>
          <table:table-cell/>
          <table:table-cell office:value-type="float" office:value="18050743" calcext:value-type="float">
            <text:p>18050743</text:p>
          </table:table-cell>
          <table:table-cell table:formula="of:=[.M9]*[.$C$5]" office:value-type="float" office:value="18872784" calcext:value-type="float">
            <text:p>18872784</text:p>
          </table:table-cell>
          <table:table-cell table:formula="of:=[.L10]-[.K10]" office:value-type="float" office:value="822041" calcext:value-type="float">
            <text:p>822041</text:p>
          </table:table-cell>
          <table:table-cell office:value-type="float" office:value="13621818" calcext:value-type="float">
            <text:p>13621818</text:p>
          </table:table-cell>
          <table:table-cell table:formula="of:=[.P9]*[.$C$5]" office:value-type="float" office:value="14330628" calcext:value-type="float">
            <text:p>14330628</text:p>
          </table:table-cell>
          <table:table-cell table:formula="of:=[.O10]-[.N10]" office:value-type="float" office:value="708810" calcext:value-type="float">
            <text:p>708810</text:p>
          </table:table-cell>
          <table:table-cell office:value-type="float" office:value="15358599" calcext:value-type="float">
            <text:p>15358599</text:p>
          </table:table-cell>
          <table:table-cell table:formula="of:=[.S9]*[.$C$5]" office:value-type="float" office:value="16779771" calcext:value-type="float">
            <text:p>16779771</text:p>
          </table:table-cell>
          <table:table-cell table:formula="of:=[.R10]-[.Q10]" office:value-type="float" office:value="1421172" calcext:value-type="float">
            <text:p>1421172</text:p>
          </table:table-cell>
          <table:table-cell office:value-type="float" office:value="24905476" calcext:value-type="float">
            <text:p>24905476</text:p>
          </table:table-cell>
          <table:table-cell table:formula="of:=[.V9]*[.$C$5]" office:value-type="float" office:value="27879849" calcext:value-type="float">
            <text:p>27879849</text:p>
          </table:table-cell>
          <table:table-cell table:formula="of:=[.U10]-[.T10]" office:value-type="float" office:value="2974373" calcext:value-type="float">
            <text:p>2974373</text:p>
          </table:table-cell>
          <table:table-cell office:value-type="float" office:value="34324381" calcext:value-type="float">
            <text:p>34324381</text:p>
          </table:table-cell>
          <table:table-cell table:formula="of:=[.Y9]*[.$C$5]" office:value-type="float" office:value="38567772" calcext:value-type="float">
            <text:p>38567772</text:p>
          </table:table-cell>
          <table:table-cell table:formula="of:=[.X10]-[.W10]" office:value-type="float" office:value="4243391" calcext:value-type="float">
            <text:p>4243391</text:p>
          </table:table-cell>
          <table:table-cell office:value-type="float" office:value="39537296" calcext:value-type="float">
            <text:p>39537296</text:p>
          </table:table-cell>
          <table:table-cell table:formula="of:=[.AB9]*[.$C$5]" office:value-type="float" office:value="44360514" calcext:value-type="float">
            <text:p>44360514</text:p>
          </table:table-cell>
          <table:table-cell table:formula="of:=[.AA10]-[.Z10]" office:value-type="float" office:value="4823218" calcext:value-type="float">
            <text:p>4823218</text:p>
          </table:table-cell>
          <table:table-cell office:value-type="float" office:value="37883293" calcext:value-type="float">
            <text:p>37883293</text:p>
          </table:table-cell>
          <table:table-cell table:formula="of:=[.AE9]*[.$C$5]" office:value-type="float" office:value="42223059" calcext:value-type="float">
            <text:p>42223059</text:p>
          </table:table-cell>
          <table:table-cell table:formula="of:=[.AD10]-[.AC10]" office:value-type="float" office:value="4339766" calcext:value-type="float">
            <text:p>4339766</text:p>
          </table:table-cell>
          <table:table-cell office:value-type="float" office:value="34576828" calcext:value-type="float">
            <text:p>34576828</text:p>
          </table:table-cell>
          <table:table-cell table:formula="of:=[.AH9]*[.$C$5]" office:value-type="float" office:value="38097243" calcext:value-type="float">
            <text:p>38097243</text:p>
          </table:table-cell>
          <table:table-cell table:formula="of:=[.AG10]-[.AF10]" office:value-type="float" office:value="3520415" calcext:value-type="float">
            <text:p>3520415</text:p>
          </table:table-cell>
          <table:table-cell office:value-type="float" office:value="30346315" calcext:value-type="float">
            <text:p>30346315</text:p>
          </table:table-cell>
          <table:table-cell table:formula="of:=[.AK9]*[.$C$5]" office:value-type="float" office:value="32864859" calcext:value-type="float">
            <text:p>32864859</text:p>
          </table:table-cell>
          <table:table-cell table:formula="of:=[.AJ10]-[.AI10]" office:value-type="float" office:value="2518544" calcext:value-type="float">
            <text:p>2518544</text:p>
          </table:table-cell>
          <table:table-cell office:value-type="float" office:value="25154920" calcext:value-type="float">
            <text:p>25154920</text:p>
          </table:table-cell>
          <table:table-cell table:formula="of:=[.AN9]*[.$C$5]" office:value-type="float" office:value="26762265" calcext:value-type="float">
            <text:p>26762265</text:p>
          </table:table-cell>
          <table:table-cell table:formula="of:=[.AM10]-[.AL10]" office:value-type="float" office:value="1607345" calcext:value-type="float">
            <text:p>1607345</text:p>
          </table:table-cell>
        </table:table-row>
        <table:table-row table:style-name="ro1">
          <table:table-cell/>
          <table:table-cell table:formula="of:=[.B10]+1" office:value-type="float" office:value="7" calcext:value-type="float">
            <text:p>7</text:p>
          </table:table-cell>
          <table:table-cell table:formula="of:=[.I10]" office:value-type="float" office:value="282717737769465" calcext:value-type="float">
            <text:p>282717737769465</text:p>
          </table:table-cell>
          <table:table-cell table:formula="of:=INDIRECT(ADDRESS(ROW([.D11]);COLUMN([.$K11])+3*[.$B$1]-3))/INDIRECT(ADDRESS(ROW([.D11]);COLUMN([.$K11])+3*[.$B$1]-2))" office:value-type="float" office:value="0.971178513302853" calcext:value-type="float">
            <text:p>0.971178513302853</text:p>
          </table:table-cell>
          <table:table-cell table:formula="of:=[.C11]*[.D11]" office:value-type="float" office:value="274569392251295" calcext:value-type="float">
            <text:p>274569392251295</text:p>
          </table:table-cell>
          <table:table-cell table:formula="of:=([.C11]-[.E11])*[.$C$5]" office:value-type="float" office:value="220005328990590" calcext:value-type="float">
            <text:p>220005328990590</text:p>
          </table:table-cell>
          <table:table-cell table:formula="of:=INDIRECT(ADDRESS(ROW([.G11]);COLUMN([.$K11])+3*[.$B$2]-3))/INDIRECT(ADDRESS(ROW([.G11]);COLUMN([.$K11])+3*[.$B$2]-2))" office:value-type="float" office:value="0.977677694880354" calcext:value-type="float">
            <text:p>0.977677694880354</text:p>
          </table:table-cell>
          <table:table-cell table:formula="of:=[.F11]*[.G11]" office:value-type="float" office:value="215094302908914" calcext:value-type="float">
            <text:p>215094302908914</text:p>
          </table:table-cell>
          <table:table-cell table:formula="of:=([.F11]-[.H11])*[.$C$5]" office:value-type="float" office:value="132597704205252" calcext:value-type="float">
            <text:p>132597704205252</text:p>
          </table:table-cell>
          <table:table-cell/>
          <table:table-cell office:value-type="float" office:value="21985052" calcext:value-type="float">
            <text:p>21985052</text:p>
          </table:table-cell>
          <table:table-cell table:formula="of:=[.M10]*[.$C$5]" office:value-type="float" office:value="22195107" calcext:value-type="float">
            <text:p>22195107</text:p>
          </table:table-cell>
          <table:table-cell table:formula="of:=[.L11]-[.K11]" office:value-type="float" office:value="210055" calcext:value-type="float">
            <text:p>210055</text:p>
          </table:table-cell>
          <table:table-cell office:value-type="float" office:value="18779175" calcext:value-type="float">
            <text:p>18779175</text:p>
          </table:table-cell>
          <table:table-cell table:formula="of:=[.P10]*[.$C$5]" office:value-type="float" office:value="19137870" calcext:value-type="float">
            <text:p>19137870</text:p>
          </table:table-cell>
          <table:table-cell table:formula="of:=[.O11]-[.N11]" office:value-type="float" office:value="358695" calcext:value-type="float">
            <text:p>358695</text:p>
          </table:table-cell>
          <table:table-cell office:value-type="float" office:value="37322440" calcext:value-type="float">
            <text:p>37322440</text:p>
          </table:table-cell>
          <table:table-cell table:formula="of:=[.S10]*[.$C$5]" office:value-type="float" office:value="38371644" calcext:value-type="float">
            <text:p>38371644</text:p>
          </table:table-cell>
          <table:table-cell table:formula="of:=[.R11]-[.Q11]" office:value-type="float" office:value="1049204" calcext:value-type="float">
            <text:p>1049204</text:p>
          </table:table-cell>
          <table:table-cell office:value-type="float" office:value="77993473" calcext:value-type="float">
            <text:p>77993473</text:p>
          </table:table-cell>
          <table:table-cell table:formula="of:=[.V10]*[.$C$5]" office:value-type="float" office:value="80308071" calcext:value-type="float">
            <text:p>80308071</text:p>
          </table:table-cell>
          <table:table-cell table:formula="of:=[.U11]-[.T11]" office:value-type="float" office:value="2314598" calcext:value-type="float">
            <text:p>2314598</text:p>
          </table:table-cell>
          <table:table-cell office:value-type="float" office:value="111292347" calcext:value-type="float">
            <text:p>111292347</text:p>
          </table:table-cell>
          <table:table-cell table:formula="of:=[.Y10]*[.$C$5]" office:value-type="float" office:value="114571557" calcext:value-type="float">
            <text:p>114571557</text:p>
          </table:table-cell>
          <table:table-cell table:formula="of:=[.X11]-[.W11]" office:value-type="float" office:value="3279210" calcext:value-type="float">
            <text:p>3279210</text:p>
          </table:table-cell>
          <table:table-cell office:value-type="float" office:value="126601774" calcext:value-type="float">
            <text:p>126601774</text:p>
          </table:table-cell>
          <table:table-cell table:formula="of:=[.AB10]*[.$C$5]" office:value-type="float" office:value="130226886" calcext:value-type="float">
            <text:p>130226886</text:p>
          </table:table-cell>
          <table:table-cell table:formula="of:=[.AA11]-[.Z11]" office:value-type="float" office:value="3625112" calcext:value-type="float">
            <text:p>3625112</text:p>
          </table:table-cell>
          <table:table-cell office:value-type="float" office:value="114160962" calcext:value-type="float">
            <text:p>114160962</text:p>
          </table:table-cell>
          <table:table-cell table:formula="of:=[.AE10]*[.$C$5]" office:value-type="float" office:value="117173682" calcext:value-type="float">
            <text:p>117173682</text:p>
          </table:table-cell>
          <table:table-cell table:formula="of:=[.AD11]-[.AC11]" office:value-type="float" office:value="3012720" calcext:value-type="float">
            <text:p>3012720</text:p>
          </table:table-cell>
          <table:table-cell office:value-type="float" office:value="92929443" calcext:value-type="float">
            <text:p>92929443</text:p>
          </table:table-cell>
          <table:table-cell table:formula="of:=[.AH10]*[.$C$5]" office:value-type="float" office:value="95051205" calcext:value-type="float">
            <text:p>95051205</text:p>
          </table:table-cell>
          <table:table-cell table:formula="of:=[.AG11]-[.AF11]" office:value-type="float" office:value="2121762" calcext:value-type="float">
            <text:p>2121762</text:p>
          </table:table-cell>
          <table:table-cell office:value-type="float" office:value="66796774" calcext:value-type="float">
            <text:p>66796774</text:p>
          </table:table-cell>
          <table:table-cell table:formula="of:=[.AK10]*[.$C$5]" office:value-type="float" office:value="68000688" calcext:value-type="float">
            <text:p>68000688</text:p>
          </table:table-cell>
          <table:table-cell table:formula="of:=[.AJ11]-[.AI11]" office:value-type="float" office:value="1203914" calcext:value-type="float">
            <text:p>1203914</text:p>
          </table:table-cell>
          <table:table-cell office:value-type="float" office:value="42811122" calcext:value-type="float">
            <text:p>42811122</text:p>
          </table:table-cell>
          <table:table-cell table:formula="of:=[.AN10]*[.$C$5]" office:value-type="float" office:value="43398315" calcext:value-type="float">
            <text:p>43398315</text:p>
          </table:table-cell>
          <table:table-cell table:formula="of:=[.AM11]-[.AL11]" office:value-type="float" office:value="587193" calcext:value-type="float">
            <text:p>587193</text:p>
          </table:table-cell>
        </table:table-row>
        <table:table-row table:style-name="ro1">
          <table:table-cell/>
          <table:table-cell table:formula="of:=[.B11]+1" office:value-type="float" office:value="8" calcext:value-type="float">
            <text:p>8</text:p>
          </table:table-cell>
          <table:table-cell table:formula="of:=[.I11]" office:value-type="float" office:value="132597704205252" calcext:value-type="float">
            <text:p>132597704205252</text:p>
          </table:table-cell>
          <table:table-cell table:formula="of:=INDIRECT(ADDRESS(ROW([.D12]);COLUMN([.$K12])+3*[.$B$1]-3))/INDIRECT(ADDRESS(ROW([.D12]);COLUMN([.$K12])+3*[.$B$1]-2))" office:value-type="float" office:value="0.994855390135262" calcext:value-type="float">
            <text:p>0.994855390135262</text:p>
          </table:table-cell>
          <table:table-cell table:formula="of:=[.C12]*[.D12]" office:value-type="float" office:value="131915540748156" calcext:value-type="float">
            <text:p>131915540748156</text:p>
          </table:table-cell>
          <table:table-cell table:formula="of:=([.C12]-[.E12])*[.$C$5]" office:value-type="float" office:value="18418413341592" calcext:value-type="float">
            <text:p>18418413341592</text:p>
          </table:table-cell>
          <table:table-cell table:formula="of:=INDIRECT(ADDRESS(ROW([.G12]);COLUMN([.$K12])+3*[.$B$2]-3))/INDIRECT(ADDRESS(ROW([.G12]);COLUMN([.$K12])+3*[.$B$2]-2))" office:value-type="float" office:value="0.996164683112606" calcext:value-type="float">
            <text:p>0.996164683112606</text:p>
          </table:table-cell>
          <table:table-cell table:formula="of:=[.F12]*[.G12]" office:value-type="float" office:value="18347772889864" calcext:value-type="float">
            <text:p>18347772889864</text:p>
          </table:table-cell>
          <table:table-cell table:formula="of:=([.F12]-[.H12])*[.$C$5]" office:value-type="float" office:value="1907292196656" calcext:value-type="float">
            <text:p>1907292196656</text:p>
          </table:table-cell>
          <table:table-cell/>
          <table:table-cell office:value-type="float" office:value="5667056" calcext:value-type="float">
            <text:p>5667056</text:p>
          </table:table-cell>
          <table:table-cell table:formula="of:=[.M11]*[.$C$5]" office:value-type="float" office:value="5671485" calcext:value-type="float">
            <text:p>5671485</text:p>
          </table:table-cell>
          <table:table-cell table:formula="of:=[.L12]-[.K12]" office:value-type="float" office:value="4429" calcext:value-type="float">
            <text:p>4429</text:p>
          </table:table-cell>
          <table:table-cell office:value-type="float" office:value="9644858" calcext:value-type="float">
            <text:p>9644858</text:p>
          </table:table-cell>
          <table:table-cell table:formula="of:=[.P11]*[.$C$5]" office:value-type="float" office:value="9684765" calcext:value-type="float">
            <text:p>9684765</text:p>
          </table:table-cell>
          <table:table-cell table:formula="of:=[.O12]-[.N12]" office:value-type="float" office:value="39907" calcext:value-type="float">
            <text:p>39907</text:p>
          </table:table-cell>
          <table:table-cell office:value-type="float" office:value="28186346" calcext:value-type="float">
            <text:p>28186346</text:p>
          </table:table-cell>
          <table:table-cell table:formula="of:=[.S11]*[.$C$5]" office:value-type="float" office:value="28328508" calcext:value-type="float">
            <text:p>28328508</text:p>
          </table:table-cell>
          <table:table-cell table:formula="of:=[.R12]-[.Q12]" office:value-type="float" office:value="142162" calcext:value-type="float">
            <text:p>142162</text:p>
          </table:table-cell>
          <table:table-cell office:value-type="float" office:value="62172638" calcext:value-type="float">
            <text:p>62172638</text:p>
          </table:table-cell>
          <table:table-cell table:formula="of:=[.V11]*[.$C$5]" office:value-type="float" office:value="62494146" calcext:value-type="float">
            <text:p>62494146</text:p>
          </table:table-cell>
          <table:table-cell table:formula="of:=[.U12]-[.T12]" office:value-type="float" office:value="321508" calcext:value-type="float">
            <text:p>321508</text:p>
          </table:table-cell>
          <table:table-cell office:value-type="float" office:value="88076296" calcext:value-type="float">
            <text:p>88076296</text:p>
          </table:table-cell>
          <table:table-cell table:formula="of:=[.Y11]*[.$C$5]" office:value-type="float" office:value="88538670" calcext:value-type="float">
            <text:p>88538670</text:p>
          </table:table-cell>
          <table:table-cell table:formula="of:=[.X12]-[.W12]" office:value-type="float" office:value="462374" calcext:value-type="float">
            <text:p>462374</text:p>
          </table:table-cell>
          <table:table-cell office:value-type="float" office:value="97382819" calcext:value-type="float">
            <text:p>97382819</text:p>
          </table:table-cell>
          <table:table-cell table:formula="of:=[.AB11]*[.$C$5]" office:value-type="float" office:value="97878024" calcext:value-type="float">
            <text:p>97878024</text:p>
          </table:table-cell>
          <table:table-cell table:formula="of:=[.AA12]-[.Z12]" office:value-type="float" office:value="495205" calcext:value-type="float">
            <text:p>495205</text:p>
          </table:table-cell>
          <table:table-cell office:value-type="float" office:value="80965157" calcext:value-type="float">
            <text:p>80965157</text:p>
          </table:table-cell>
          <table:table-cell table:formula="of:=[.AE11]*[.$C$5]" office:value-type="float" office:value="81343440" calcext:value-type="float">
            <text:p>81343440</text:p>
          </table:table-cell>
          <table:table-cell table:formula="of:=[.AD12]-[.AC12]" office:value-type="float" office:value="378283" calcext:value-type="float">
            <text:p>378283</text:p>
          </table:table-cell>
          <table:table-cell office:value-type="float" office:value="57067858" calcext:value-type="float">
            <text:p>57067858</text:p>
          </table:table-cell>
          <table:table-cell table:formula="of:=[.AH11]*[.$C$5]" office:value-type="float" office:value="57287574" calcext:value-type="float">
            <text:p>57287574</text:p>
          </table:table-cell>
          <table:table-cell table:formula="of:=[.AG12]-[.AF12]" office:value-type="float" office:value="219716" calcext:value-type="float">
            <text:p>219716</text:p>
          </table:table-cell>
          <table:table-cell office:value-type="float" office:value="32417177" calcext:value-type="float">
            <text:p>32417177</text:p>
          </table:table-cell>
          <table:table-cell table:formula="of:=[.AK11]*[.$C$5]" office:value-type="float" office:value="32505678" calcext:value-type="float">
            <text:p>32505678</text:p>
          </table:table-cell>
          <table:table-cell table:formula="of:=[.AJ12]-[.AI12]" office:value-type="float" office:value="88501" calcext:value-type="float">
            <text:p>88501</text:p>
          </table:table-cell>
          <table:table-cell office:value-type="float" office:value="15827855" calcext:value-type="float">
            <text:p>15827855</text:p>
          </table:table-cell>
          <table:table-cell table:formula="of:=[.AN11]*[.$C$5]" office:value-type="float" office:value="15854211" calcext:value-type="float">
            <text:p>15854211</text:p>
          </table:table-cell>
          <table:table-cell table:formula="of:=[.AM12]-[.AL12]" office:value-type="float" office:value="26356" calcext:value-type="float">
            <text:p>26356</text:p>
          </table:table-cell>
        </table:table-row>
        <table:table-row table:style-name="ro1">
          <table:table-cell/>
          <table:table-cell table:formula="of:=[.B12]+1" office:value-type="float" office:value="9" calcext:value-type="float">
            <text:p>9</text:p>
          </table:table-cell>
          <table:table-cell table:formula="of:=[.I12]" office:value-type="float" office:value="1907292196656" calcext:value-type="float">
            <text:p>1907292196656</text:p>
          </table:table-cell>
          <table:table-cell table:formula="of:=INDIRECT(ADDRESS(ROW([.D13]);COLUMN([.$K13])+3*[.$B$1]-3))/INDIRECT(ADDRESS(ROW([.D13]);COLUMN([.$K13])+3*[.$B$1]-2))" office:value-type="float" office:value="0.999772944996703" calcext:value-type="float">
            <text:p>0.999772944996703</text:p>
          </table:table-cell>
          <table:table-cell table:formula="of:=[.C13]*[.D13]" office:value-type="float" office:value="1906859136420" calcext:value-type="float">
            <text:p>1906859136420</text:p>
          </table:table-cell>
          <table:table-cell table:formula="of:=([.C13]-[.E13])*[.$C$5]" office:value-type="float" office:value="11692626372" calcext:value-type="float">
            <text:p>11692626372</text:p>
          </table:table-cell>
          <table:table-cell table:formula="of:=INDIRECT(ADDRESS(ROW([.G13]);COLUMN([.$K13])+3*[.$B$2]-3))/INDIRECT(ADDRESS(ROW([.G13]);COLUMN([.$K13])+3*[.$B$2]-2))" office:value-type="float" office:value="0.999796707264529" calcext:value-type="float">
            <text:p>0.999796707264529</text:p>
          </table:table-cell>
          <table:table-cell table:formula="of:=[.F13]*[.G13]" office:value-type="float" office:value="11690249346" calcext:value-type="float">
            <text:p>11690249346</text:p>
          </table:table-cell>
          <table:table-cell table:formula="of:=([.F13]-[.H13])*[.$C$5]" office:value-type="float" office:value="64179702" calcext:value-type="float">
            <text:p>64179702</text:p>
          </table:table-cell>
          <table:table-cell/>
          <table:table-cell office:value-type="float" office:value="119583" calcext:value-type="float">
            <text:p>119583</text:p>
          </table:table-cell>
          <table:table-cell table:formula="of:=[.M12]*[.$C$5]" office:value-type="float" office:value="119583" calcext:value-type="float">
            <text:p>119583</text:p>
          </table:table-cell>
          <table:table-cell table:formula="of:=[.L13]-[.K13]" office:value-type="float" office:value="0" calcext:value-type="float">
            <text:p>0</text:p>
          </table:table-cell>
          <table:table-cell office:value-type="float" office:value="1077327" calcext:value-type="float">
            <text:p>1077327</text:p>
          </table:table-cell>
          <table:table-cell table:formula="of:=[.P12]*[.$C$5]" office:value-type="float" office:value="1077489" calcext:value-type="float">
            <text:p>1077489</text:p>
          </table:table-cell>
          <table:table-cell table:formula="of:=[.O13]-[.N13]" office:value-type="float" office:value="162" calcext:value-type="float">
            <text:p>162</text:p>
          </table:table-cell>
          <table:table-cell office:value-type="float" office:value="3837558" calcext:value-type="float">
            <text:p>3837558</text:p>
          </table:table-cell>
          <table:table-cell table:formula="of:=[.S12]*[.$C$5]" office:value-type="float" office:value="3838374" calcext:value-type="float">
            <text:p>3838374</text:p>
          </table:table-cell>
          <table:table-cell table:formula="of:=[.R13]-[.Q13]" office:value-type="float" office:value="816" calcext:value-type="float">
            <text:p>816</text:p>
          </table:table-cell>
          <table:table-cell office:value-type="float" office:value="8678745" calcext:value-type="float">
            <text:p>8678745</text:p>
          </table:table-cell>
          <table:table-cell table:formula="of:=[.V12]*[.$C$5]" office:value-type="float" office:value="8680716" calcext:value-type="float">
            <text:p>8680716</text:p>
          </table:table-cell>
          <table:table-cell table:formula="of:=[.U13]-[.T13]" office:value-type="float" office:value="1971" calcext:value-type="float">
            <text:p>1971</text:p>
          </table:table-cell>
          <table:table-cell office:value-type="float" office:value="12480957" calcext:value-type="float">
            <text:p>12480957</text:p>
          </table:table-cell>
          <table:table-cell table:formula="of:=[.Y12]*[.$C$5]" office:value-type="float" office:value="12484098" calcext:value-type="float">
            <text:p>12484098</text:p>
          </table:table-cell>
          <table:table-cell table:formula="of:=[.X13]-[.W13]" office:value-type="float" office:value="3141" calcext:value-type="float">
            <text:p>3141</text:p>
          </table:table-cell>
          <table:table-cell office:value-type="float" office:value="13367199" calcext:value-type="float">
            <text:p>13367199</text:p>
          </table:table-cell>
          <table:table-cell table:formula="of:=[.AB12]*[.$C$5]" office:value-type="float" office:value="13370535" calcext:value-type="float">
            <text:p>13370535</text:p>
          </table:table-cell>
          <table:table-cell table:formula="of:=[.AA13]-[.Z13]" office:value-type="float" office:value="3336" calcext:value-type="float">
            <text:p>3336</text:p>
          </table:table-cell>
          <table:table-cell office:value-type="float" office:value="10211112" calcext:value-type="float">
            <text:p>10211112</text:p>
          </table:table-cell>
          <table:table-cell table:formula="of:=[.AE12]*[.$C$5]" office:value-type="float" office:value="10213641" calcext:value-type="float">
            <text:p>10213641</text:p>
          </table:table-cell>
          <table:table-cell table:formula="of:=[.AD13]-[.AC13]" office:value-type="float" office:value="2529" calcext:value-type="float">
            <text:p>2529</text:p>
          </table:table-cell>
          <table:table-cell office:value-type="float" office:value="5931126" calcext:value-type="float">
            <text:p>5931126</text:p>
          </table:table-cell>
          <table:table-cell table:formula="of:=[.AH12]*[.$C$5]" office:value-type="float" office:value="5932332" calcext:value-type="float">
            <text:p>5932332</text:p>
          </table:table-cell>
          <table:table-cell table:formula="of:=[.AG13]-[.AF13]" office:value-type="float" office:value="1206" calcext:value-type="float">
            <text:p>1206</text:p>
          </table:table-cell>
          <table:table-cell office:value-type="float" office:value="2389170" calcext:value-type="float">
            <text:p>2389170</text:p>
          </table:table-cell>
          <table:table-cell table:formula="of:=[.AK12]*[.$C$5]" office:value-type="float" office:value="2389527" calcext:value-type="float">
            <text:p>2389527</text:p>
          </table:table-cell>
          <table:table-cell table:formula="of:=[.AJ13]-[.AI13]" office:value-type="float" office:value="357" calcext:value-type="float">
            <text:p>357</text:p>
          </table:table-cell>
          <table:table-cell office:value-type="float" office:value="711603" calcext:value-type="float">
            <text:p>711603</text:p>
          </table:table-cell>
          <table:table-cell table:formula="of:=[.AN12]*[.$C$5]" office:value-type="float" office:value="711612" calcext:value-type="float">
            <text:p>711612</text:p>
          </table:table-cell>
          <table:table-cell table:formula="of:=[.AM13]-[.AL1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3]+1" office:value-type="float" office:value="10" calcext:value-type="float">
            <text:p>10</text:p>
          </table:table-cell>
          <table:table-cell table:formula="of:=[.I13]" office:value-type="float" office:value="64179702" calcext:value-type="float">
            <text:p>64179702</text:p>
          </table:table-cell>
          <table:table-cell table:formula="of:=INDIRECT(ADDRESS(ROW([.D14]);COLUMN([.$K14])+3*[.$B$1]-3))/INDIRECT(ADDRESS(ROW([.D14]);COLUMN([.$K14])+3*[.$B$1]-2))" office:value-type="float" office:value="1" calcext:value-type="float">
            <text:p>1</text:p>
          </table:table-cell>
          <table:table-cell table:formula="of:=[.C14]*[.D14]" office:value-type="float" office:value="64179702" calcext:value-type="float">
            <text:p>64179702</text:p>
          </table:table-cell>
          <table:table-cell table:formula="of:=([.C14]-[.E14])*[.$C$5]" office:value-type="float" office:value="0" calcext:value-type="float">
            <text:p>0</text:p>
          </table:table-cell>
          <table:table-cell table:formula="of:=INDIRECT(ADDRESS(ROW([.G14]);COLUMN([.$K14])+3*[.$B$2]-3))/INDIRECT(ADDRESS(ROW([.G14]);COLUMN([.$K14])+3*[.$B$2]-2))" office:value-type="float" office:value="1" calcext:value-type="float">
            <text:p>1</text:p>
          </table:table-cell>
          <table:table-cell table:formula="of:=[.F14]*[.G14]" office:value-type="float" office:value="0" calcext:value-type="float">
            <text:p>0</text:p>
          </table:table-cell>
          <table:table-cell table:formula="of:=([.F14]-[.H14])*[.$C$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L14]-[.K14]" office:value-type="float" office:value="1" calcext:value-type="float">
            <text:p>1</text:p>
          </table:table-cell>
          <table:table-cell office:value-type="float" office:value="4374" calcext:value-type="float">
            <text:p>4374</text:p>
          </table:table-cell>
          <table:table-cell table:formula="of:=[.P13]*[.$C$5]" office:value-type="float" office:value="4374" calcext:value-type="float">
            <text:p>4374</text:p>
          </table:table-cell>
          <table:table-cell table:formula="of:=[.O14]-[.N14]" office:value-type="float" office:value="0" calcext:value-type="float">
            <text:p>0</text:p>
          </table:table-cell>
          <table:table-cell office:value-type="float" office:value="22032" calcext:value-type="float">
            <text:p>22032</text:p>
          </table:table-cell>
          <table:table-cell table:formula="of:=[.S13]*[.$C$5]" office:value-type="float" office:value="22032" calcext:value-type="float">
            <text:p>22032</text:p>
          </table:table-cell>
          <table:table-cell table:formula="of:=[.R14]-[.Q14]" office:value-type="float" office:value="0" calcext:value-type="float">
            <text:p>0</text:p>
          </table:table-cell>
          <table:table-cell office:value-type="float" office:value="53217" calcext:value-type="float">
            <text:p>53217</text:p>
          </table:table-cell>
          <table:table-cell table:formula="of:=[.V13]*[.$C$5]" office:value-type="float" office:value="53217" calcext:value-type="float">
            <text:p>53217</text:p>
          </table:table-cell>
          <table:table-cell table:formula="of:=[.U14]-[.T14]" office:value-type="float" office:value="0" calcext:value-type="float">
            <text:p>0</text:p>
          </table:table-cell>
          <table:table-cell office:value-type="float" office:value="84807" calcext:value-type="float">
            <text:p>84807</text:p>
          </table:table-cell>
          <table:table-cell table:formula="of:=[.Y13]*[.$C$5]" office:value-type="float" office:value="84807" calcext:value-type="float">
            <text:p>84807</text:p>
          </table:table-cell>
          <table:table-cell table:formula="of:=[.X14]-[.W14]" office:value-type="float" office:value="0" calcext:value-type="float">
            <text:p>0</text:p>
          </table:table-cell>
          <table:table-cell office:value-type="float" office:value="90072" calcext:value-type="float">
            <text:p>90072</text:p>
          </table:table-cell>
          <table:table-cell table:formula="of:=[.AB13]*[.$C$5]" office:value-type="float" office:value="90072" calcext:value-type="float">
            <text:p>90072</text:p>
          </table:table-cell>
          <table:table-cell table:formula="of:=[.AA14]-[.Z14]" office:value-type="float" office:value="0" calcext:value-type="float">
            <text:p>0</text:p>
          </table:table-cell>
          <table:table-cell office:value-type="float" office:value="68283" calcext:value-type="float">
            <text:p>68283</text:p>
          </table:table-cell>
          <table:table-cell table:formula="of:=[.AE13]*[.$C$5]" office:value-type="float" office:value="68283" calcext:value-type="float">
            <text:p>68283</text:p>
          </table:table-cell>
          <table:table-cell table:formula="of:=[.AD14]-[.AC14]" office:value-type="float" office:value="0" calcext:value-type="float">
            <text:p>0</text:p>
          </table:table-cell>
          <table:table-cell office:value-type="float" office:value="32562" calcext:value-type="float">
            <text:p>32562</text:p>
          </table:table-cell>
          <table:table-cell table:formula="of:=[.AH13]*[.$C$5]" office:value-type="float" office:value="32562" calcext:value-type="float">
            <text:p>32562</text:p>
          </table:table-cell>
          <table:table-cell table:formula="of:=[.AG14]-[.AF14]" office:value-type="float" office:value="0" calcext:value-type="float">
            <text:p>0</text:p>
          </table:table-cell>
          <table:table-cell office:value-type="float" office:value="9639" calcext:value-type="float">
            <text:p>9639</text:p>
          </table:table-cell>
          <table:table-cell table:formula="of:=[.AK13]*[.$C$5]" office:value-type="float" office:value="9639" calcext:value-type="float">
            <text:p>9639</text:p>
          </table:table-cell>
          <table:table-cell table:formula="of:=[.AJ14]-[.AI14]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formula="of:=[.AN13]*[.$C$5]" office:value-type="float" office:value="243" calcext:value-type="float">
            <text:p>243</text:p>
          </table:table-cell>
          <table:table-cell table:formula="of:=[.AM14]-[.AL14]" office:value-type="float" office:value="0" calcext:value-type="float">
            <text:p>0</text:p>
          </table:table-cell>
        </table:table-row>
        <calcext:conditional-formats>
          <calcext:conditional-format calcext:target-range-address="Sheet1.E2:Sheet1.E2">
            <calcext:condition calcext:apply-style-name="Good" calcext:value="&gt;[$Sheet1.$H$2]" calcext:base-cell-address="Sheet1.E2"/>
            <calcext:condition calcext:apply-style-name="Bad" calcext:value="&lt;[$Sheet1.$H$2]" calcext:base-cell-address="Sheet1.E2"/>
          </calcext:conditional-format>
          <calcext:conditional-format calcext:target-range-address="Sheet1.H2:Sheet1.H2">
            <calcext:condition calcext:apply-style-name="Good" calcext:value="&gt;[$Sheet1.$E$2]" calcext:base-cell-address="Sheet1.H2"/>
            <calcext:condition calcext:apply-style-name="Bad" calcext:value="&lt;[$Sheet1.$E$2]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1:17:48.227729957</meta:creation-date>
    <dc:date>2021-12-22T02:03:18.156774650</dc:date>
    <meta:editing-duration>PT12M38S</meta:editing-duration>
    <meta:editing-cycles>2</meta:editing-cycles>
    <meta:generator>LibreOffice/6.4.7.2$Linux_X86_64 LibreOffice_project/40$Build-2</meta:generator>
    <meta:document-statistic meta:table-count="1" meta:cell-count="427" meta:object-count="0"/>
  </office:meta>
</office:document-meta>
</file>